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radley Hand ITC" svg:font-family="'Bradley Hand IT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>
      <style:text-properties style:font-name="Bradley Hand ITC" fo:language="en" fo:country="US" officeooo:paragraph-rsid="00149adf"/>
    </style:style>
    <style:style style:name="P2" style:family="paragraph" style:parent-style-name="List_20_Paragraph">
      <style:text-properties style:font-name="Bradley Hand ITC" fo:language="en" fo:country="US" style:text-underline-style="solid" style:text-underline-width="auto" style:text-underline-color="font-color" officeooo:rsid="00149adf" officeooo:paragraph-rsid="00149adf"/>
    </style:style>
    <style:style style:name="P3" style:family="paragraph" style:parent-style-name="List_20_Paragraph">
      <style:text-properties style:font-name="Bradley Hand ITC" fo:language="en" fo:country="US" style:text-underline-style="solid" style:text-underline-width="auto" style:text-underline-color="font-color" officeooo:rsid="00149adf" officeooo:paragraph-rsid="00181a50"/>
    </style:style>
    <style:style style:name="P4" style:family="paragraph" style:parent-style-name="List_20_Paragraph">
      <style:text-properties style:font-name="Bradley Hand ITC" fo:language="en" fo:country="US" style:text-underline-style="solid" style:text-underline-width="auto" style:text-underline-color="font-color" fo:font-weight="bold" officeooo:rsid="0015a997" officeooo:paragraph-rsid="0015a997" style:font-weight-asian="bold" style:font-weight-complex="bold"/>
    </style:style>
    <style:style style:name="P5" style:family="paragraph" style:parent-style-name="List_20_Paragraph">
      <style:text-properties style:font-name="Bradley Hand ITC" fo:language="en" fo:country="US" style:text-underline-style="solid" style:text-underline-width="auto" style:text-underline-color="font-color" fo:font-weight="bold" officeooo:rsid="0015a997" officeooo:paragraph-rsid="00181a50" style:font-weight-asian="bold" style:font-weight-complex="bold"/>
    </style:style>
    <style:style style:name="P6" style:family="paragraph" style:parent-style-name="List_20_Paragraph">
      <style:text-properties style:font-name="Bradley Hand ITC" fo:language="en" fo:country="US" style:text-underline-style="solid" style:text-underline-width="auto" style:text-underline-color="font-color" fo:font-weight="bold" officeooo:rsid="00149adf" officeooo:paragraph-rsid="00149adf" style:font-weight-asian="bold" style:font-weight-complex="bold"/>
    </style:style>
    <style:style style:name="P7" style:family="paragraph" style:parent-style-name="List_20_Paragraph">
      <style:text-properties style:font-name="Bradley Hand ITC" fo:language="en" fo:country="US" style:text-underline-style="solid" style:text-underline-width="auto" style:text-underline-color="font-color" fo:font-weight="bold" officeooo:rsid="00030d3f" officeooo:paragraph-rsid="00149adf" style:font-weight-asian="bold" style:font-weight-complex="bold"/>
    </style:style>
    <style:style style:name="P8" style:family="paragraph" style:parent-style-name="List_20_Paragraph">
      <style:text-properties style:font-name="Bradley Hand ITC" fo:language="en" fo:country="US" officeooo:rsid="00149adf" officeooo:paragraph-rsid="00149adf"/>
    </style:style>
    <style:style style:name="P9" style:family="paragraph" style:parent-style-name="List_20_Paragraph">
      <style:text-properties style:font-name="Bradley Hand ITC" fo:language="en" fo:country="US" style:text-underline-style="none" officeooo:rsid="00149adf" officeooo:paragraph-rsid="00149adf"/>
    </style:style>
    <style:style style:name="P10" style:family="paragraph" style:parent-style-name="List_20_Paragraph">
      <style:text-properties style:font-name="Bradley Hand ITC" fo:language="en" fo:country="US" style:text-underline-style="none" officeooo:rsid="00149adf" officeooo:paragraph-rsid="0015a997"/>
    </style:style>
    <style:style style:name="P11" style:family="paragraph" style:parent-style-name="List_20_Paragraph">
      <style:text-properties style:font-name="Bradley Hand ITC" fo:language="en" fo:country="US" style:text-underline-style="none" officeooo:rsid="00149adf" officeooo:paragraph-rsid="00181a50"/>
    </style:style>
    <style:style style:name="P12" style:family="paragraph" style:parent-style-name="List_20_Paragraph">
      <style:text-properties style:font-name="Bradley Hand ITC" fo:language="en" fo:country="US" style:text-underline-style="none" officeooo:rsid="0015a997" officeooo:paragraph-rsid="0015a997"/>
    </style:style>
    <style:style style:name="P13" style:family="paragraph" style:parent-style-name="List_20_Paragraph">
      <style:text-properties style:font-name="Bradley Hand ITC" fo:language="en" fo:country="US" style:text-underline-style="none" officeooo:rsid="00130143" officeooo:paragraph-rsid="0015a997"/>
    </style:style>
    <style:style style:name="P14" style:family="paragraph" style:parent-style-name="List_20_Paragraph">
      <style:text-properties style:font-name="Bradley Hand ITC" fo:language="en" fo:country="US" style:text-underline-style="none" fo:font-weight="normal" officeooo:rsid="00149adf" officeooo:paragraph-rsid="00181a50" style:font-weight-asian="normal" style:font-weight-complex="normal"/>
    </style:style>
    <style:style style:name="P15" style:family="paragraph" style:parent-style-name="List_20_Paragraph">
      <style:text-properties officeooo:paragraph-rsid="00149adf"/>
    </style:style>
    <style:style style:name="P16" style:family="paragraph" style:parent-style-name="Standard">
      <style:text-properties officeooo:paragraph-rsid="00149adf"/>
    </style:style>
    <style:style style:name="P17" style:family="paragraph" style:parent-style-name="List_20_Paragraph">
      <style:text-properties style:font-name="Bradley Hand ITC" fo:language="en" fo:country="US" style:text-underline-style="none" officeooo:rsid="0015a997" officeooo:paragraph-rsid="00181a50"/>
    </style:style>
    <style:style style:name="P18" style:family="paragraph" style:parent-style-name="List_20_Paragraph">
      <style:text-properties style:font-name="Bradley Hand ITC" fo:language="en" fo:country="US" style:text-underline-style="none" fo:font-weight="bold" officeooo:rsid="0015a997" officeooo:paragraph-rsid="0019e5d7" style:font-weight-asian="bold" style:font-weight-complex="bold"/>
    </style:style>
    <style:style style:name="P19" style:family="paragraph" style:parent-style-name="List_20_Paragraph">
      <style:text-properties style:font-name="Bradley Hand ITC" fo:language="en" fo:country="US" style:text-underline-style="solid" style:text-underline-width="auto" style:text-underline-color="font-color" fo:font-weight="bold" officeooo:rsid="0015a997" officeooo:paragraph-rsid="0019e5d7" style:font-weight-asian="bold" style:font-weight-complex="bold"/>
    </style:style>
    <style:style style:name="T1" style:family="text">
      <style:text-properties style:font-name="Bradley Hand ITC" fo:language="en" fo:country="US"/>
    </style:style>
    <style:style style:name="T2" style:family="text">
      <style:text-properties style:font-name="Bradley Hand ITC" fo:language="en" fo:country="US" officeooo:rsid="00149adf"/>
    </style:style>
    <style:style style:name="T3" style:family="text">
      <style:text-properties officeooo:rsid="0015a997"/>
    </style:style>
    <style:style style:name="T4" style:family="text">
      <style:text-properties officeooo:rsid="00181a50"/>
    </style:style>
    <style:style style:name="T5" style:family="text">
      <style:text-properties officeooo:rsid="0019e5d7"/>
    </style:style>
    <style:style style:name="T6" style:family="text">
      <style:text-properties officeooo:rsid="001b39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/10/2018</text:p>
      <text:p text:style-name="P1"/>
      <text:p text:style-name="P15"><text:span text:style-name="T2">10</text:span><text:span text:style-name="T1">30 – </text:span><text:span text:style-name="T2">1300<text:tab/>Doing how red is red image detection test</text:span></text:p>
      <text:p text:style-name="P8"/>
      <text:p text:style-name="P8">1300 – 1400<text:tab/>lunch</text:p>
      <text:p text:style-name="P8"/>
      <text:p text:style-name="P8">1400 – 1800<text:tab/>continue how red is red test</text:p>
      <text:p text:style-name="P8"/>
      <text:p text:style-name="P6">2/10/2018</text:p>
      <text:p text:style-name="P8"/>
      <text:p text:style-name="P8">0845 – 1300<text:tab/>Finishing how red is red image detection test</text:p>
      <text:p text:style-name="P8"/>
      <text:p text:style-name="P8">1300 – 1400<text:tab/>lunch</text:p>
      <text:p text:style-name="P8"/>
      <text:p text:style-name="P8">1400 – 1800<text:tab/>labeling image category</text:p>
      <text:p text:style-name="P8"/>
      <text:p text:style-name="P6">3/10/2018</text:p>
      <text:p text:style-name="P2"/>
      <text:p text:style-name="P9">0900<text:tab/>- 1300<text:tab/>labeling image category (20180828 , 20180829)</text:p>
      <text:p text:style-name="P9"/>
      <text:p text:style-name="P9">1300 – 1400<text:tab/>lunch</text:p>
      <text:p text:style-name="P9"/>
      <text:p text:style-name="P9">1400 – 1800<text:tab/>labeling image category (20180830 , 20180831)</text:p>
      <text:p text:style-name="P9"/>
      <text:p text:style-name="P4">4/10/2018</text:p>
      <text:p text:style-name="P12"/>
      <text:p text:style-name="P12">0900<text:tab/>- 1300<text:tab/>build CRNN tensorflow</text:p>
      <text:p text:style-name="P13"/>
      <text:p text:style-name="P10">13<text:span text:style-name="T3">30</text:span> – 14<text:span text:style-name="T3">30</text:span><text:tab/>lunch</text:p>
      <text:p text:style-name="P10"/>
      <text:p text:style-name="P12">1430 – 1830<text:tab/>identified image - CRNN tensorflow</text:p>
      <text:p text:style-name="P12"/>
      <text:p text:style-name="P5"><text:span text:style-name="T4">5</text:span>/10/2018</text:p>
      <text:p text:style-name="P3"/>
      <text:p text:style-name="P11">0900<text:tab/>- 1300<text:tab/><text:span text:style-name="T4">check </text:span>labeling image category </text:p>
      <text:p text:style-name="P11"/>
      <text:p text:style-name="P11">1300 – 1400<text:tab/>lunch</text:p>
      <text:p text:style-name="P11"/>
      <text:p text:style-name="P14">1400 – 1800<text:tab/><text:span text:style-name="T4">check </text:span>labeling image category</text:p>
      <text:p text:style-name="P14"/>
      <text:p text:style-name="P5"><text:span text:style-name="T4">8</text:span>/10/2018</text:p>
      <text:p text:style-name="P5"/>
      <text:p text:style-name="P11">0900<text:tab/>- 1300<text:tab/><text:span text:style-name="T4">check </text:span>labeling image category </text:p>
      <text:p text:style-name="P11"/>
      <text:p text:style-name="P14">1300 – 1400<text:tab/>lunch</text:p>
      <text:p text:style-name="P16"><text:tab/></text:p>
      <text:p text:style-name="P17">1430 – 1830<text:tab/><text:span text:style-name="T4">train</text:span> image - CRNN tensorflow</text:p>
      <text:p text:style-name="P17"/>
      <text:p text:style-name="P19"/>
      <text:p text:style-name="P19"/>
      <text:p text:style-name="P19"/>
      <text:p text:style-name="P19"/>
      <text:p text:style-name="P19"><text:soft-page-break/></text:p>
      <text:p text:style-name="P19"><text:span text:style-name="T4">8</text:span>/10/2018</text:p>
      <text:p text:style-name="P19"/>
      <text:p text:style-name="P18"><text:span text:style-name="T4">train</text:span> image - CRNN tensorflow</text:p>
      <text:p text:style-name="P18"><text:span text:style-name="T4">train</text:span> image - CRNN tensorflow</text:p>
      <text:p text:style-name="P18"/>
      <text:p text:style-name="P19"><text:span text:style-name="T6">9</text:span>/10/2018</text:p>
      <text:p text:style-name="P19"/>
      <text:p text:style-name="P18"><text:span text:style-name="T4">train</text:span> image - CRNN tensorflow<text:span text:style-name="T5">(OLD)</text:span></text:p>
      <text:p text:style-name="P18"><text:span text:style-name="T4">train</text:span> image - CRNN tensorflow<text:span text:style-name="T5">(OLD)</text:span></text:p>
      <text:p text:style-name="P18"/>
      <text:p text:style-name="P19"><text:span text:style-name="T6">10</text:span>/10/2018</text:p>
      <text:p text:style-name="P19"/>
      <text:p text:style-name="P18"><text:span text:style-name="T4">train</text:span> image - CRNN tensorflow<text:span text:style-name="T5">(chinese version)</text:span></text:p>
      <text:p text:style-name="P18"><text:span text:style-name="T4">train</text:span> image - CRNN tensorflow<text:span text:style-name="T5">(chinese versio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radley Hand ITC" svg:font-family="'Bradley Hand IT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8:50:47.392664127</meta:creation-date>
    <dc:date>2018-10-11T10:06:40.386192359</dc:date>
    <meta:editing-duration>PT9M29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149" meta:character-count="947" meta:non-whitespace-character-count="814"/>
  </office:meta>
</office:document-meta>
</file>